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b37cd" officeooo:paragraph-rsid="000b37cd" style:font-size-asian="22pt" style:font-size-complex="22pt"/>
    </style:style>
    <style:style style:name="P2" style:family="paragraph" style:parent-style-name="Heading_20_2">
      <style:paragraph-properties fo:text-align="center" style:justify-single-word="false"/>
      <style:text-properties fo:font-size="22.5pt" officeooo:rsid="000b37cd" officeooo:paragraph-rsid="000b37cd" style:font-size-asian="22pt" style:font-size-complex="22pt"/>
    </style:style>
    <style:style style:name="T1" style:family="text">
      <style:text-properties fo:font-variant="normal" fo:text-transform="none" fo:color="#000000" style:font-name="Open Sans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2" text:outline-level="2"><text:span text:style-name="T1">Algorithme Dichotomique</text:span></text:h>
      <text:p text:style-name="P1"/>
      <text:p text:style-name="P1">def rechercheDicho(L: list, elt: int)-&gt; int:</text:p>
      <text:p text:style-name="P1"><text:tab/>tr=False</text:p>
      <text:p text:style-name="P1"><text:tab/>deb=1</text:p>
      <text:p text:style-name="P1"><text:tab/>fin=len(L)</text:p>
      <text:p text:style-name="P1"><text:tab/>while tr==False and deb&lt;=fin:</text:p>
      <text:p text:style-name="P1"><text:tab/><text:tab/>mil=int((deb+fin)//2)</text:p>
      <text:p text:style-name="P1"><text:tab/><text:tab/>if L[mil]== elt:</text:p>
      <text:p text:style-name="P1"><text:tab/><text:tab/><text:tab/>tr= True</text:p>
      <text:p text:style-name="P1"><text:tab/><text:tab/>else:</text:p>
      <text:p text:style-name="P1"><text:tab/><text:tab/><text:tab/>if elt&gt; t[mil] :</text:p>
      <text:p text:style-name="P1"><text:tab/><text:tab/><text:tab/><text:tab/>deb= mil+1</text:p>
      <text:p text:style-name="P1"><text:tab/><text:tab/><text:tab/>else:</text:p>
      <text:p text:style-name="P1"><text:tab/><text:tab/><text:tab/><text:tab/>fin=mil-1</text:p>
      <text:p text:style-name="P1"><text:tab/>return t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22:39:43.920000000</meta:creation-date>
    <dc:date>2020-03-09T22:41:09.053000000</dc:date>
    <meta:editing-duration>PT1M26S</meta:editing-duration>
    <meta:editing-cycles>1</meta:editing-cycles>
    <meta:document-statistic meta:table-count="0" meta:image-count="0" meta:object-count="0" meta:page-count="1" meta:paragraph-count="15" meta:word-count="32" meta:character-count="246" meta:non-whitespace-character-count="201"/>
    <meta:generator>LibreOffice/5.3.7.2$Windows_X86_64 LibreOffice_project/6b8ed514a9f8b44d37a1b96673cbbdd077e24059</meta:generator>
  </office:meta>
</office:document-meta>
</file>